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8.64cm" fo:min-width="6.48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8.64cm" fo:min-width="6.485cm" loext:decorative="false"/>
      <style:paragraph-properties style:writing-mode="lr-tb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3.878cm" fo:min-width="4.5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44cm" fo:min-width="1.281cm" loext:decorative="false"/>
    </style:style>
    <style:style style:name="gr6" style:family="graphic" style:parent-style-name="standard">
      <style:graphic-properties draw:stroke="dash" draw:stroke-dash="Long_20_Dash_20__28_Rounded_29_" svg:stroke-width="0.212cm" svg:stroke-color="#ffff38" draw:marker-start-width="0.518cm" draw:marker-end-width="0.518cm" svg:stroke-linecap="round" draw:fill-color="#ff4000" draw:textarea-horizontal-align="justify" draw:textarea-vertical-align="middle" draw:auto-grow-height="false" fo:min-height="3.878cm" fo:min-width="4.58cm" fo:padding-top="0.231cm" fo:padding-bottom="0.231cm" fo:padding-left="0.356cm" fo:padding-right="0.35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60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242cm" fo:min-width="4.263cm" loext:decorative="false"/>
      <style:paragraph-properties style:writing-mode="lr-tb"/>
    </style:style>
    <style:style style:name="gr10" style:family="graphic" style:parent-style-name="objectwithoutfill">
      <style:graphic-properties svg:stroke-width="0.081cm" svg:stroke-color="#ff4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9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032cm" svg:height="2.54cm" svg:x="7.667cm" svg:y="2.27cm">
          <draw:text-box>
            <text:p text:style-name="P1"><text:span text:style-name="T1">REACT DOM</text:span></text:p>
          </draw:text-box>
        </draw:frame>
        <draw:custom-shape draw:style-name="gr2" draw:text-style-name="P3" draw:layer="layout" svg:width="6.985cm" svg:height="8.89cm" svg:x="2.27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85cm" svg:height="8.89cm" svg:x="2.27cm" svg:y="5.445cm">
          <text:p text:style-name="P3">Client</text:p>
          <text:p text:style-name="P3">DOM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85cm" svg:height="8.89cm" svg:x="11.795cm" svg:y="5.445cm">
          <text:p text:style-name="P3">React</text:p>
          <text:p text:style-name="P3">VIRTUAL DO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4.128cm" svg:x="12.747cm" svg:y="11.16cm">
          <text:p text:style-name="P3">div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23cm" svg:height="1.588cm" svg:x="9.572cm" svg:y="9.5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4" draw:layer="layout" svg:width="5.08cm" svg:height="4.128cm" svg:x="3.222cm" svg:y="11.16cm">
          <text:p text:style-name="P3">div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5.875cm" svg:height="7.361cm" svg:x="2.587cm" svg:y="17.51cm">
          <draw:text-box>
            <text:p>Änderungen für das Document Object Model (DOM) wird in React zuerst in dem Virtuellen DOM erfasst.</text:p>
            <text:p/>
            <text:p>Das Virtuele DOM gleicht unter der Haube ab, was sich geändert hat zum Status in dem Client DOM.</text:p>
            <text:p/>
            <text:p>Dann wird lediglich der Teil aus dem DOM ge-re-rendert, der die Änderung hat.</text:p>
            <text:p/>
            <text:p>Somit spart React unnötige Performance arbeit.</text:p>
          </draw:text-box>
        </draw:frame>
      </draw:page>
      <draw:page draw:name="page2" draw:style-name="dp1" draw:master-page-name="Default">
        <draw:frame draw:style-name="gr8" draw:text-style-name="P5" draw:layer="layout" svg:width="9.525cm" svg:height="1.587cm" svg:x="5.445cm" svg:y="1.635cm">
          <draw:text-box>
            <text:p>Props .- PROP DRILL</text:p>
          </draw:text-box>
        </draw:frame>
        <draw:custom-shape draw:style-name="gr9" draw:text-style-name="P3" draw:layer="layout" svg:width="4.763cm" svg:height="3.492cm" svg:x="7.667cm" svg:y="4.175cm">
          <text:p text:style-name="P3">Parent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763cm" svg:height="3.492cm" svg:x="10.525cm" svg:y="7.033cm">
          <text:p text:style-name="P3">Child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763cm" svg:height="3.492cm" svg:x="12.747cm" svg:y="9.572cm">
          <text:p text:style-name="P3">Child2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5.763cm" svg:y1="6.08cm" svg:x2="10.525cm" svg:y2="13.065cm">
          <text:p text:style-name="P3">Datenfluss</text:p>
        </draw:line>
        <draw:frame draw:style-name="gr11" draw:text-style-name="P5" draw:layer="layout" svg:width="12.382cm" svg:height="7.361cm" svg:x="2.905cm" svg:y="15.287cm">
          <draw:text-box>
            <text:p>Daten werden in React vom Parent Element zu Child element weiter gegeben.</text:p>
            <text:p/>
            <text:p>Vom Child zum Parent kann in React Core keine Data weitergegeben werden.</text:p>
            <text:p/>
            <text:p>Das geht nur über einen Workaround!</text:p>
            <text:p/>
            <text:p/>
          </draw:text-box>
        </draw:frame>
      </draw:page>
      <draw:page draw:name="page3" draw:style-name="dp1" draw:master-page-name="Default">
        <draw:frame draw:style-name="gr12" draw:text-style-name="P8" draw:layer="layout" svg:width="7.938cm" svg:height="1.905cm" svg:x="8.302cm" svg:y="1.635cm">
          <draw:text-box>
            <text:p text:style-name="P7"><text:span text:style-name="T2">Context</text:span></text:p>
          </draw:text-box>
        </draw:frame>
        <draw:custom-shape draw:style-name="gr9" draw:text-style-name="P3" draw:layer="layout" svg:width="4.763cm" svg:height="3.492cm" svg:x="6.079cm" svg:y="4.175cm">
          <text:p text:style-name="P3">Parent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763cm" svg:height="3.492cm" svg:x="8.937cm" svg:y="7.033cm">
          <text:p text:style-name="P3">Child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763cm" svg:height="3.492cm" svg:x="11.159cm" svg:y="9.572cm">
          <text:p text:style-name="P3">Child2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4.175cm" svg:y1="6.08cm" svg:x2="8.937cm" svg:y2="13.065cm">
          <text:p text:style-name="P3">Datenfluss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8:39:17.523468540</meta:creation-date>
    <dc:date>2024-04-16T08:37:08.437123077</dc:date>
    <meta:editing-duration>PT23H57M49S</meta:editing-duration>
    <meta:editing-cycles>5</meta:editing-cycles>
    <meta:generator>LibreOffice/7.6.2.1$MacOSX_AARCH64 LibreOffice_project/56f7684011345957bbf33a7ee678afaf4d2ba333</meta:generator>
    <meta:document-statistic meta:object-count="19"/>
  </office:meta>
</office:document-meta>
</file>